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fo:background-color="#1e1e1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350c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fo:color="#d4d4d4" fo:background-color="#1e1e1e" loext:char-shading-value="0"/>
    </style:style>
    <style:style style:name="T6" style:family="text">
      <style:text-properties fo:color="#d4d4d4" style:font-name="Consolas" fo:font-size="10.5pt" fo:font-weight="normal" fo:background-color="#1e1e1e" loext:char-shading-value="0"/>
    </style:style>
    <style:style style:name="T7" style:family="text">
      <style:text-properties fo:color="#9cdcfe" style:font-name="Consolas" fo:font-size="10.5pt" fo:font-weight="normal"/>
    </style:style>
    <style:style style:name="T8" style:family="text">
      <style:text-properties fo:color="#9cdcfe" style:font-name="Consolas" fo:font-size="10.5pt" fo:font-weight="normal" fo:background-color="#1e1e1e" loext:char-shading-value="0"/>
    </style:style>
    <style:style style:name="T9" style:family="text">
      <style:text-properties fo:color="#6a9955" style:font-name="Consolas" fo:font-size="10.5pt" fo:font-weight="normal"/>
    </style:style>
    <style:style style:name="T10" style:family="text">
      <style:text-properties fo:color="#ce9178" style:font-name="Consolas" fo:font-size="10.5pt" fo:font-weight="normal"/>
    </style:style>
    <style:style style:name="T11" style:family="text">
      <style:text-properties officeooo:rsid="00095197"/>
    </style:style>
    <style:style style:name="T12" style:family="text">
      <style:text-properties fo:color="#dcdcaa" style:font-name="Consolas" fo:font-size="10.5pt" fo:font-weight="normal"/>
    </style:style>
    <style:style style:name="T13" style:family="text">
      <style:text-properties fo:color="#569cd6" style:font-name="Consolas" fo:font-size="10.5pt" fo:font-weight="normal"/>
    </style:style>
    <style:style style:name="T14" style:family="text">
      <style:text-properties officeooo:rsid="000f05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¿Qué es Express.js y para qué sirve?</text:p>
      <text:p text:style-name="Standard"/>
      <text:p text:style-name="Standard">Express.js es un framework para crear Web Apps, Web APIs o cualquier tipo de Web Services, </text:p>
      <text:p text:style-name="Standard">es libre bajo la licencia MIT.</text:p>
      <text:p text:style-name="Standard"/>
      <text:p text:style-name="Standard">Express es muy liviano y minimalista además de ser extensible a través </text:p>
      <text:p text:style-name="Standard">de Middlewares.</text:p>
      <text:p text:style-name="Standard"/>
      <text:p text:style-name="Standard">Los Middlewares interceptan el request y el response para ejecutar una </text:p>
      <text:p text:style-name="Standard">acción en medio.</text:p>
      <text:p text:style-name="Standard"/>
      <text:p text:style-name="Standard">Caracteristicas: </text:p>
      <text:p text:style-name="Standard"/>
      <text:p text:style-name="Standard">* minimalista</text:p>
      <text:p text:style-name="Standard">* Template engines</text:p>
      <text:p text:style-name="Standard">* Routing</text:p>
      <text:p text:style-name="Standard">* Middlewares</text:p>
      <text:p text:style-name="Standard">* Plugins (como middlewares)</text:p>
      <text:p text:style-name="Standard"/>
      <text:p text:style-name="P2">############ <text:span text:style-name="T11">INITI PROJECT IN EXPRESS</text:span>######################</text:p>
      <text:p text:style-name="Standard"/>
      <text:p text:style-name="Standard"># primero necesitamos un package.json</text:p>
      <text:p text:style-name="Standard">%%%%%% npm init -y</text:p>
      <text:p text:style-name="Standard"/>
      <text:p text:style-name="Standard"># crea un archivo package.json,</text:p>
      <text:p text:style-name="Standard">Lo modificamos para generar una buena bas<text:span text:style-name="T1">e</text:span> con buenas practicas:</text:p>
      <text:p text:style-name="Standard"/>
      <text:p text:style-name="Standard">"scripts":{</text:p>
      <text:p text:style-name="Standard"><text:s text:c="4"/>"dev": "DEBUG=app:* nodemon index",</text:p>
      <text:p text:style-name="Standard"><text:s text:c="4"/>"start": "NODE_ENV=production node index"</text:p>
      <text:p text:style-name="Standard">}</text:p>
      <text:p text:style-name="Standard"/>
      <text:p text:style-name="Standard"># creamos archivmo .eslintrc</text:p>
      <text:p text:style-name="Standard"># creamos archivo .prettierrc.json</text:p>
      <text:p text:style-name="Standard"># Ahora instalamos nuestras dependencias</text:p>
      <text:p text:style-name="Standard"><text:s/># <text:span text:style-name="T2">dotenv </text:span>carga nuestras vaiables de entorno</text:p>
      <text:p text:style-name="Standard">%%%%%<text:span text:style-name="T2"> npm i express dotenv</text:span></text:p>
      <text:p text:style-name="Standard">%%%%% <text:span text:style-name="T2">npm i -D nodemon eslint eslint-config-prettier eslint-plugin-prettier prettier</text:span></text:p>
      <text:p text:style-name="Standard"># para que nuestro codigo haga el formateo automatico cada vez que se hace un commit</text:p>
      <text:p text:style-name="Standard"><text:s text:c="2"/>y se sube al repositorio instalamos un hook</text:p>
      <text:p text:style-name="Standard"># Modifica automaticamente nuestro package.json</text:p>
      <text:p text:style-name="Standard"><text:s text:c="2"/>hacindo que cada vez que se haga commit toma todo el codigo y lo va a</text:p>
      <text:p text:style-name="Standard"><text:s text:c="2"/>formatear con la congfiruacion que hemos establecido en eslint-prettier</text:p>
      <text:p text:style-name="Standard"><text:s text:c="2"/>y lo va a subir al repositorio</text:p>
      <text:p text:style-name="Standard"><text:s text:c="3"/><text:span text:style-name="T5">  </text:span><text:span text:style-name="T8">"husky"</text:span><text:span text:style-name="T6">: {</text:span></text:p>
      <text:p text:style-name="P1">    <text:span text:style-name="T7">"hooks"</text:span><text:span text:style-name="T4">: {</text:span></text:p>
      <text:p text:style-name="P1">      <text:span text:style-name="T9">//antes de hacer un commit corre lint-staged</text:span></text:p>
      <text:p text:style-name="P1">      <text:span text:style-name="T7">"pre-commit"</text:span><text:span text:style-name="T4">: </text:span><text:span text:style-name="T10">"lint-staged"</text:span></text:p>
      <text:p text:style-name="P1">    <text:span text:style-name="T4">}</text:span></text:p>
      <text:p text:style-name="P1"><text:soft-page-break/>  <text:span text:style-name="T4">},</text:span></text:p>
      <text:p text:style-name="P1">  <text:span text:style-name="T7">"lint-staged"</text:span><text:span text:style-name="T4">: {</text:span></text:p>
      <text:p text:style-name="P1">    <text:span text:style-name="T7">"*.js"</text:span><text:span text:style-name="T4">: [</text:span></text:p>
      <text:p text:style-name="P1">      <text:span text:style-name="T9">//corre slint con un fix y luego agrega todos nuestros archivos</text:span></text:p>
      <text:p text:style-name="P1">      <text:span text:style-name="T10">"eslint --fix"</text:span><text:span text:style-name="T4">,</text:span></text:p>
      <text:p text:style-name="P1">      <text:span text:style-name="T10">"git add"</text:span></text:p>
      <text:p text:style-name="P1">    <text:span text:style-name="T4">]</text:span></text:p>
      <text:p text:style-name="P1">  <text:span text:style-name="T4">}</text:span></text:p>
      <text:p text:style-name="Standard"/>
      <text:p text:style-name="P2">%%%%% npx mrm lint-staged</text:p>
      <text:p text:style-name="Standard"/>
      <text:p text:style-name="Standard"># Creamos un nuevo archivo de configuracion:</text:p>
      <text:p text:style-name="Standard">config/index.js</text:p>
      <text:p text:style-name="Standard"># levantamos el servidor en express npm run dev</text:p>
      <text:p text:style-name="Standard">index.js</text:p>
      <text:p text:style-name="P2">############################# <text:span text:style-name="T11">END BASE PROJECT</text:span> ######################</text:p>
      <text:p text:style-name="Standard"/>
      <text:p text:style-name="P2">###################### Request y Response Objects ###################</text:p>
      <text:p text:style-name="Standard">El objeto req (Request) en Express representa el llamado HTTP y tiene diferentes </text:p>
      <text:p text:style-name="Standard">propiedades del llamado, como la cadena de texto query (Query params), los parámetros de la </text:p>
      <text:p text:style-name="Standard">URL (URL params), el cuerpo (Body), los encabezados (HTTP headers), etc.</text:p>
      <text:p text:style-name="Standard"/>
      <text:p text:style-name="Standard">Para acceder al req basta con acceder al primer parámetro de nuestros router handlers </text:p>
      <text:p text:style-name="Standard">(router middleware) ó middleware.</text:p>
      <text:p text:style-name="Standard"/>
      <text:p text:style-name="Standard">Como por ejemplo así lo hemos visto siempre:</text:p>
      <text:p text:style-name="Standard"/>
      <text:p text:style-name="P1">        <text:span text:style-name="T7">app</text:span><text:span text:style-name="T4">.</text:span><text:span text:style-name="T12">get</text:span><text:span text:style-name="T4">(</text:span><text:span text:style-name="T10">"/user/:id"</text:span><text:span text:style-name="T4">, </text:span><text:span text:style-name="T13">function</text:span><text:span text:style-name="T4">(</text:span><text:span text:style-name="T7">req</text:span><text:span text:style-name="T4">, </text:span><text:span text:style-name="T7">res</text:span><text:span text:style-name="T4">) {</text:span></text:p>
      <text:p text:style-name="P1">            <text:span text:style-name="T7">res</text:span><text:span text:style-name="T4">.</text:span><text:span text:style-name="T12">send</text:span><text:span text:style-name="T4">(</text:span><text:span text:style-name="T10">"user "</text:span><text:span text:style-name="T4"> + </text:span><text:span text:style-name="T7">req</text:span><text:span text:style-name="T4">.</text:span><text:span text:style-name="T7">params</text:span><text:span text:style-name="T4">.</text:span><text:span text:style-name="T7">id</text:span><text:span text:style-name="T4">);</text:span></text:p>
      <text:p text:style-name="P1">          <text:span text:style-name="T4">});</text:span></text:p>
      <text:p text:style-name="Standard"/>
      <text:p text:style-name="Standard">Pero también funcionaria sin problemas:</text:p>
      <text:p text:style-name="Standard"/>
      <text:p text:style-name="P1">       <text:span text:style-name="T7">app</text:span><text:span text:style-name="T4">.</text:span><text:span text:style-name="T12">get</text:span><text:span text:style-name="T4">(</text:span><text:span text:style-name="T10">"/user/:id"</text:span><text:span text:style-name="T4">, </text:span><text:span text:style-name="T13">function</text:span><text:span text:style-name="T4">(</text:span><text:span text:style-name="T7">request</text:span><text:span text:style-name="T4">, </text:span><text:span text:style-name="T7">response</text:span><text:span text:style-name="T4">) {</text:span></text:p>
      <text:p text:style-name="P1">            <text:span text:style-name="T7">response</text:span><text:span text:style-name="T4">.</text:span><text:span text:style-name="T12">send</text:span><text:span text:style-name="T4">(</text:span><text:span text:style-name="T10">"user "</text:span><text:span text:style-name="T4"> + </text:span><text:span text:style-name="T7">request</text:span><text:span text:style-name="T4">.</text:span><text:span text:style-name="T7">params</text:span><text:span text:style-name="T4">.</text:span><text:span text:style-name="T7">id</text:span><text:span text:style-name="T4">);</text:span></text:p>
      <text:p text:style-name="P1">          <text:span text:style-name="T4">});</text:span></text:p>
      <text:p text:style-name="Standard"/>
      <text:p text:style-name="Standard"/>
      <text:p text:style-name="Standard">https://developer.mozilla.org/es/docs/Web/HTTP/Methods/POST</text:p>
      <text:p text:style-name="Standard">https://platzi.com/clases/1646-backend-nodejs/22027-request-y-response-objects/</text:p>
      <text:p text:style-name="Standard"><text:s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P2"><text:soft-page-break/><text:s/>######################## Anatomía de una API Restful <text:s/>####################</text:p>
      <text:p text:style-name="Standard"/>
      <text:p text:style-name="Standard">REST (Representational State Transfer) es un estilo de arquitectura para construir web services, </text:p>
      <text:p text:style-name="Standard">no es un estándar pero si una especificación muy usada.</text:p>
      <text:p text:style-name="Standard"/>
      <text:p text:style-name="Standard">Las peticiones HTTP van acompañadas de un “verbo” que define el tipo de petición:</text:p>
      <text:p text:style-name="Standard"/>
      <text:p text:style-name="Standard"><text:s text:c="4"/>GET. Lectura de datos.</text:p>
      <text:p text:style-name="Standard"><text:s text:c="4"/>PUT. Reemplazar datos.</text:p>
      <text:p text:style-name="Standard"><text:s text:c="4"/>PATCH. Actualizar datos en un recurso específico.</text:p>
      <text:p text:style-name="Standard"><text:s text:c="4"/>POST. Creación de datos.</text:p>
      <text:p text:style-name="Standard"><text:s text:c="4"/>DELETE. Eliminación de datos.</text:p>
      <text:p text:style-name="Standard"/>
      <text:p text:style-name="Standard">No es recomendable habilitar un endpoint de tipo PUT y DELETE para toda </text:p>
      <text:p text:style-name="Standard">nuestra colección de datos, sólo hacerlos para recursos específicos, </text:p>
      <text:p text:style-name="Standard">ya que no queremos que por error se puedan borrar todos nuestros datos.</text:p>
      <text:p text:style-name="Standard"/>
      <text:p text:style-name="Standard"/>
      <text:p text:style-name="P2">############################## CRUD en Express ##################################</text:p>
      <text:p text:style-name="Standard"># para obtener datos de prueba usamops https://mockaroo.com/ para obtener un json</text:p>
      <text:p text:style-name="Standard"/>
      <text:p text:style-name="Standard"># creamos nuestro archivo de rutas</text:p>
      <text:p text:style-name="Standard">./routes/movies.js</text:p>
      <text:p text:style-name="Standard"># modificamos el archivo<text:span text:style-name="T2"> index.js</text:span> para importar las nuevas rutas</text:p>
      <text:p text:style-name="Standard"><text:s text:c="2"/>a traves de una funcion que recibe una aplicacion de express</text:p>
      <text:p text:style-name="Standard"><text:s text:c="2"/>y asi generar el nuevo enrutamiento</text:p>
      <text:p text:style-name="Standard"/>
      <text:p text:style-name="Standard"><text:s text:c="2"/>get/movies{</text:p>
      <text:p text:style-name="Standard"><text:s text:c="4"/>"response": "200"</text:p>
      <text:p text:style-name="Standard"><text:s text:c="4"/>"data":[{},{},{}]</text:p>
      <text:p text:style-name="Standard"><text:s text:c="2"/>},</text:p>
      <text:p text:style-name="Standard"/>
      <text:p text:style-name="Standard"><text:s text:c="2"/>GET/movies?tags[]=horror{</text:p>
      <text:p text:style-name="Standard"><text:s text:c="4"/>"response": "200"</text:p>
      <text:p text:style-name="Standard"><text:s text:c="4"/>"data":[{},{},{}] <text:s text:c="3"/></text:p>
      <text:p text:style-name="Standard"><text:s text:c="2"/>}</text:p>
      <text:p text:style-name="Standard"><text:s text:c="2"/>GET/movies/:id{</text:p>
      <text:p text:style-name="Standard"><text:s text:c="4"/>"response": "200"</text:p>
      <text:p text:style-name="Standard"><text:s text:c="4"/>"data": {}</text:p>
      <text:p text:style-name="Standard"><text:s text:c="2"/>} <text:s/></text:p>
      <text:p text:style-name="Standard"><text:s text:c="2"/>POST/movies{</text:p>
      <text:p text:style-name="Standard"><text:s text:c="4"/>"response": "201"</text:p>
      <text:p text:style-name="Standard"><text:s text:c="4"/>"data":{}</text:p>
      <text:p text:style-name="Standard"><text:s text:c="2"/>}</text:p>
      <text:p text:style-name="Standard"><text:s text:c="2"/>PATCH/movies/:id{</text:p>
      <text:p text:style-name="Standard"><text:s text:c="4"/>"response": "200"</text:p>
      <text:p text:style-name="Standard"><text:s text:c="4"/>"data": {}</text:p>
      <text:p text:style-name="Standard"><text:s text:c="2"/>}</text:p>
      <text:p text:style-name="Standard"><text:s text:c="2"/>DELETE/movies/:id{</text:p>
      <text:p text:style-name="Standard"><text:soft-page-break/><text:s text:c="4"/>"response": "200"</text:p>
      <text:p text:style-name="Standard"><text:s text:c="4"/>"data": {}</text:p>
      <text:p text:style-name="Standard"><text:s text:c="2"/>}</text:p>
      <text:p text:style-name="P2">########################## <text:s/>Métodos idempotentes -------------------------------------</text:p>
      <text:p text:style-name="Standard">uso basico de metodos get put post y delete y postman</text:p>
      <text:p text:style-name="Standard"/>
      <text:p text:style-name="Standard">#################### <text:s/>Implementando una capa de servicios ----------------------------</text:p>
      <text:p text:style-name="Standard"/>
      <text:p text:style-name="Standard">La arquitectura tradicional MVC se queda corta en aplicaciones modernas, </text:p>
      <text:p text:style-name="Standard">por eso necesitamos una arquitectura diferente cómo la Clean Arquitecture </text:p>
      <text:p text:style-name="Standard">que tiene una capa de servicios para manejar la lógica de negocio.</text:p>
      <text:p text:style-name="Standard"/>
      <text:p text:style-name="Standard"><text:span text:style-name="T2"># 1 controllers: </text:span>middlewares y routers, se comunican con la api envian</text:p>
      <text:p text:style-name="Standard"><text:s text:c="17"/>y reciben un json (los controladores solo llaman servicios)</text:p>
      <text:p text:style-name="Standard"><text:s text:c="17"/></text:p>
      <text:p text:style-name="Standard"/>
      <text:p text:style-name="Standard"><text:span text:style-name="T2"># 2 Services </text:span><text:span text:style-name="T14">(logica)</text:span>: el corazon de la app aqui esta toda la logica de nogocio</text:p>
      <text:p text:style-name="Standard"><text:s text:c="14"/>(los servicios pueden llamar otros servicios o librerias)</text:p>
      <text:p text:style-name="Standard"/>
      <text:p text:style-name="Standard"><text:span text:style-name="T2"># 3 librerias:</text:span> esta capa esta adjunta a librerias externas ej: bases de datos</text:p>
      <text:p text:style-name="Standard"><text:s text:c="15"/>u otras api´s</text:p>
      <text:p text:style-name="Standard"># los controladores (rutas y middlewares) llaman a los servicios ( hacen uso de los </text:p>
      <text:p text:style-name="Standard">valores req y resp. Y obtienen iformacion de las librerias )</text:p>
      <text:p text:style-name="Standard">Las librerias son los datos a hacerle un CRUD.</text:p>
      <text:p text:style-name="Standard"/>
      <text:p text:style-name="P2">#### Aplicacion a nuestro proyecto---------------------</text:p>
      <text:p text:style-name="Standard"># services:</text:p>
      <text:p text:style-name="Standard"><text:s/># aqui vamos a mover nuestros mocks</text:p>
      <text:p text:style-name="Standard"><text:s/># y tambien vamos a crear nustras rutas haciendo el llamado async de</text:p>
      <text:p text:style-name="Standard"><text:s text:c="3"/>de los datos </text:p>
      <text:p text:style-name="Standard">./services/movies.js <text:s text:c="6"/></text:p>
      <text:p text:style-name="Standard"/>
      <text:p text:style-name="Standard">################## MONGO DB ATLAs ####################################</text:p>
      <text:p text:style-name="Standard"/>
      <text:p text:style-name="Standard"># crear cuenta en mongo db ATLAs</text:p>
      <text:p text:style-name="Standard"># crear un collection y una base de datos llamada movies</text:p>
      <text:p text:style-name="Standard"># Instalar mongo db:</text:p>
      <text:p text:style-name="P2"><text:s text:c="2"/>##%%%% npm i mongodb</text:p>
      <text:p text:style-name="Standard"># crear archivos de configuracion de mongo:</text:p>
      <text:p text:style-name="Standard"># .env.example -&gt; variables de entorno: para que cualquier otro desarrollador</text:p>
      <text:p text:style-name="Standard"><text:s text:c="4"/>sepa que variables de entorno debe alimentar localmente</text:p>
      <text:p text:style-name="Standard"># .env: tiene variables de entorno y debe ser alimentada por el archivo de configuracion</text:p>
      <text:p text:style-name="Standard"/>
      <text:p text:style-name="Standard"># Creamos capa de librerias lib/mongo.js</text:p>
      <text:p text:style-name="Standard"/>
      <text:p text:style-name="Standard">###################### <text:s/>Conexión con Robot3T y MongoDB Compass a una BD <text:s/>#################</text:p>
      <text:p text:style-name="Standard">Robo 3T y MongoDB Compass son dos clientes con interfaz gráfica que nos permiten conectarnos </text:p>
      <text:p text:style-name="Standard">a nuestras instancias de Mongo DB y manipularlas de una manera más fáci</text:p>
      <text:p text:style-name="Standard"><text:soft-page-break/></text:p>
      <text:p text:style-name="Standard">###################### <text:s/>Implementación de las acciones de MongoDB <text:s/>########################</text:p>
      <text:p text:style-name="Standard">lib/mongo.js</text:p>
      <text:p text:style-name="Standard">Los métodos de MongoDB para implementar un CRUD son:</text:p>
      <text:p text:style-name="Standard">https://docs.mongodb.com/manual/crud/</text:p>
      <text:p text:style-name="Standard">https://github.com/uokesita/the-little-mongodb-book/blob/master/es/mongodb.markdown</text:p>
      <text:p text:style-name="Standard">https://docs.mongodb.com/manual/reference/method/js-collection/</text:p>
      <text:p text:style-name="Standard"/>
      <text:p text:style-name="Standard"><text:s text:c="4"/>Create</text:p>
      <text:p text:style-name="Standard"><text:s text:c="8"/>insertOne</text:p>
      <text:p text:style-name="Standard"><text:s text:c="4"/>Read</text:p>
      <text:p text:style-name="Standard"><text:s text:c="8"/>find</text:p>
      <text:p text:style-name="Standard"><text:s text:c="8"/>findOne</text:p>
      <text:p text:style-name="Standard"><text:s text:c="4"/>Update</text:p>
      <text:p text:style-name="Standard"><text:s text:c="8"/>updateOne</text:p>
      <text:p text:style-name="Standard"><text:s text:c="4"/>Delete</text:p>
      <text:p text:style-name="Standard"><text:s text:c="8"/>deleteOne</text:p>
      <text:p text:style-name="Standard">#################### Conexión de nuestros servicios con MongoDB #################### <text:s text:c="7"/></text:p>
      <text:p text:style-name="Standard">modificar services/movies</text:p>
      <text:p text:style-name="Standard">para quitar el codigo antiguo y establecer el CRUD de Mongo</text:p>
      <text:p text:style-name="Standard"/>
      <text:p text:style-name="Standard"># por defecto express necesita parsear los datos <text:s/>json</text:p>
      <text:p text:style-name="Standard"># la manera de arreglarolo es agregando un middleware "body parser":</text:p>
      <text:p text:style-name="Standard"># en nuestro archivo de conexion agregamos:</text:p>
      <text:p text:style-name="Standard">./index</text:p>
      <text:p text:style-name="Standard"><text:s text:c="2"/>app.use(express.json()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15:55:11.711000000</meta:creation-date>
    <dc:date>2021-02-18T19:28:11.049000000</dc:date>
    <meta:editing-duration>PT2H1M21S</meta:editing-duration>
    <meta:editing-cycles>7</meta:editing-cycles>
    <meta:generator>LibreOffice/6.2.6.2$Windows_X86_64 LibreOffice_project/684e730861356e74889dfe6dbddd3562aae2e6ad</meta:generator>
    <meta:document-statistic meta:table-count="0" meta:image-count="0" meta:object-count="0" meta:page-count="5" meta:paragraph-count="173" meta:word-count="929" meta:character-count="6973" meta:non-whitespace-character-count="5805"/>
  </office:meta>
</office:document-meta>
</file>